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ArgumentConversionNotSupportedException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rgumentConversionNotSupportedException.MethodArgumentConversionNotSupportedException( @ Nullable Object value , @ Nullable Class &lt; ? &gt; requiredType , String name , MethodParameter param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ArgumentConversionNotSupportedExce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